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18.5cm" svg:x="0cm" svg:y="0cm">
          <text:p text:style-name="P1">V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21cm" svg:x="24.5cm" svg:y="0cm">
          <text:p text:style-name="P1">Modè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3" draw:layer="layout" svg:width="4.5cm" svg:height="6.5cm" svg:x="0.5cm" svg:y="11.2cm">
          <text:p text:style-name="P1"><text:span text:style-name="T1">Accue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3.5cm" svg:x="13.5cm" svg:y="1cm">
          <text:p text:style-name="P1">Contrôl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6cm" svg:x="25cm" svg:y="0.5cm">
          <text:p text:style-name="P1"><text:span text:style-name="T1">Cont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11" draw:layer="layout" svg:width="2.729cm" svg:height="0.683cm" svg:x="25.413cm" svg:y="0.8cm">
          <draw:text-box>
            <text:p><text:span text:style-name="T2">getCellnum()</text:span></text:p>
          </draw:text-box>
        </draw:frame>
        <draw:frame draw:style-name="gr2" draw:text-style-name="P4" draw:id="id1" draw:layer="layout" svg:width="3.271cm" svg:height="0.725cm" svg:x="0.599cm" svg:y="11.475cm">
          <draw:text-box>
            <text:p><text:span text:style-name="T3">Bouton ajouter</text:span></text:p>
          </draw:text-box>
        </draw:frame>
        <draw:frame draw:style-name="gr3" draw:text-style-name="P4" draw:id="id16" draw:layer="layout" svg:width="2.437cm" svg:height="0.725cm" svg:x="14.5cm" svg:y="1.5cm">
          <draw:text-box>
            <text:p><text:span text:style-name="T3">vueAjout()</text:span></text:p>
          </draw:text-box>
        </draw:frame>
        <draw:connector draw:style-name="gr4" draw:text-style-name="P1" draw:layer="layout" draw:type="lines" svg:x1="3.87cm" svg:y1="11.837cm" svg:x2="7.374cm" svg:y2="11.931cm" draw:start-shape="id1" svg:d="m3870 11837h501l3003 94v0">
          <text:p text:style-name="P1"><text:span text:style-name="T4">clic</text:span></text:p>
        </draw:connector>
        <draw:frame draw:style-name="gr2" draw:text-style-name="P4" draw:id="id2" draw:layer="layout" svg:width="3.478cm" svg:height="0.725cm" svg:x="0.522cm" svg:y="12.2cm">
          <draw:text-box>
            <text:p><text:span text:style-name="T3">Bouton modifier</text:span></text:p>
          </draw:text-box>
        </draw:frame>
        <draw:frame draw:style-name="gr3" draw:text-style-name="P4" draw:id="id8" draw:layer="layout" svg:width="2.974cm" svg:height="0.725cm" svg:x="14.026cm" svg:y="2.275cm">
          <draw:text-box>
            <text:p><text:span text:style-name="T3">vueModifier()</text:span></text:p>
          </draw:text-box>
        </draw:frame>
        <draw:connector draw:style-name="gr4" draw:text-style-name="P1" draw:layer="layout" draw:type="lines" svg:x1="4cm" svg:y1="12.562cm" svg:x2="7.521cm" svg:y2="12.568cm" draw:start-shape="id2" svg:d="m4000 12562h501l3020 6v0">
          <text:p text:style-name="P1"><text:span text:style-name="T4">clic</text:span></text:p>
        </draw:connector>
        <draw:frame draw:style-name="gr2" draw:text-style-name="P4" draw:id="id3" draw:layer="layout" svg:width="4.024cm" svg:height="0.725cm" svg:x="0.5cm" svg:y="12.75cm">
          <draw:text-box>
            <text:p><text:span text:style-name="T3">Bouton description</text:span></text:p>
          </draw:text-box>
        </draw:frame>
        <draw:frame draw:style-name="gr3" draw:text-style-name="P4" draw:id="id17" draw:layer="layout" svg:width="3.588cm" svg:height="0.725cm" svg:x="14.101cm" svg:y="2.775cm">
          <draw:text-box>
            <text:p><text:span text:style-name="T3">vueDescription()</text:span></text:p>
          </draw:text-box>
        </draw:frame>
        <draw:connector draw:style-name="gr4" draw:text-style-name="P1" draw:layer="layout" draw:type="lines" svg:x1="4.524cm" svg:y1="13.112cm" svg:x2="7.325cm" svg:y2="13.188cm" draw:start-shape="id3" svg:d="m4524 13112h501l2300 76v0">
          <text:p text:style-name="P1"><text:span text:style-name="T4">clic</text:span></text:p>
        </draw:connector>
        <draw:frame draw:style-name="gr2" draw:text-style-name="P4" draw:id="id4" draw:layer="layout" svg:width="4.261cm" svg:height="0.725cm" svg:x="0.4cm" svg:y="13.3cm">
          <draw:text-box>
            <text:p><text:span text:style-name="T3">Bouton suppression</text:span></text:p>
          </draw:text-box>
        </draw:frame>
        <draw:frame draw:style-name="gr3" draw:text-style-name="P4" draw:id="id18" draw:layer="layout" svg:width="3.829cm" svg:height="0.725cm" svg:x="14cm" svg:y="3.5cm">
          <draw:text-box>
            <text:p><text:span text:style-name="T3">vueSuppression()</text:span></text:p>
          </draw:text-box>
        </draw:frame>
        <draw:connector draw:style-name="gr4" draw:text-style-name="P1" draw:layer="layout" draw:type="lines" svg:x1="4.661cm" svg:y1="13.662cm" svg:x2="7.252cm" svg:y2="13.703cm" draw:start-shape="id4" svg:d="m4661 13662h501l2090 41v0">
          <text:p text:style-name="P1"><text:span text:style-name="T4">clic</text:span></text:p>
        </draw:connector>
        <draw:frame draw:style-name="gr2" draw:text-style-name="P4" draw:id="id5" draw:layer="layout" svg:width="3.741cm" svg:height="0.725cm" svg:x="0.729cm" svg:y="14.975cm">
          <draw:text-box>
            <text:p><text:span text:style-name="T3">Sélection contact</text:span></text:p>
          </draw:text-box>
        </draw:frame>
        <draw:frame draw:style-name="gr3" draw:text-style-name="P3" draw:id="id19" draw:layer="layout" svg:width="3.597cm" svg:height="0.683cm" svg:x="13.6cm" svg:y="8.275cm">
          <draw:text-box>
            <text:p><text:span text:style-name="T2">selectionGroupe()</text:span></text:p>
          </draw:text-box>
        </draw:frame>
        <draw:connector draw:style-name="gr4" draw:text-style-name="P1" draw:layer="layout" draw:type="lines" svg:x1="4.47cm" svg:y1="15.337cm" svg:x2="7.227cm" svg:y2="15.32cm" draw:start-shape="id5" svg:d="m4470 15337h501l2256-17v0">
          <text:p text:style-name="P1"><text:span text:style-name="T4">clic</text:span></text:p>
        </draw:connector>
        <draw:frame draw:style-name="gr2" draw:text-style-name="P4" draw:id="id6" draw:layer="layout" svg:width="3.694cm" svg:height="0.725cm" svg:x="0.729cm" svg:y="15.975cm">
          <draw:text-box>
            <text:p><text:span text:style-name="T3">Sélection groupe</text:span></text:p>
          </draw:text-box>
        </draw:frame>
        <draw:connector draw:style-name="gr4" draw:text-style-name="P1" draw:layer="layout" draw:type="lines" svg:x1="4.423cm" svg:y1="16.337cm" svg:x2="7.154cm" svg:y2="16.3cm" draw:start-shape="id6" svg:d="m4423 16337h501l2230-37v0">
          <text:p text:style-name="P1"><text:span text:style-name="T4">clic</text:span></text:p>
        </draw:connector>
        <draw:frame draw:style-name="gr2" draw:text-style-name="P4" draw:id="id7" draw:layer="layout" svg:width="2.644cm" svg:height="0.725cm" svg:x="1.462cm" svg:y="16.75cm">
          <draw:text-box>
            <text:p><text:span text:style-name="T3">Barre scroll</text:span></text:p>
          </draw:text-box>
        </draw:frame>
        <draw:connector draw:style-name="gr4" draw:text-style-name="P1" draw:layer="layout" draw:type="lines" svg:x1="4.106cm" svg:y1="17.112cm" svg:x2="7.178cm" svg:y2="17.124cm" draw:start-shape="id7" svg:d="m4106 17112h501l2571 12v0">
          <text:p text:style-name="P1"><text:span text:style-name="T4">scroll</text:span></text:p>
        </draw:connector>
        <draw:frame draw:style-name="gr2" draw:text-style-name="P3" draw:id="id12" draw:layer="layout" svg:width="3.101cm" svg:height="0.683cm" svg:x="25.3cm" svg:y="1.417cm">
          <draw:text-box>
            <text:p><text:span text:style-name="T2">getHomenum()</text:span></text:p>
          </draw:text-box>
        </draw:frame>
        <draw:frame draw:style-name="gr2" draw:text-style-name="P3" draw:id="id13" draw:layer="layout" svg:width="3.076cm" svg:height="0.683cm" svg:x="25.424cm" svg:y="2cm">
          <draw:text-box>
            <text:p><text:span text:style-name="T2">getOfficenum()</text:span></text:p>
          </draw:text-box>
        </draw:frame>
        <draw:frame draw:style-name="gr2" draw:text-style-name="P3" draw:id="id14" draw:layer="layout" svg:width="2.538cm" svg:height="0.683cm" svg:x="25.7cm" svg:y="2.5cm">
          <draw:text-box>
            <text:p><text:span text:style-name="T2">getPerson()</text:span></text:p>
          </draw:text-box>
        </draw:frame>
        <draw:custom-shape draw:style-name="gr1" draw:text-style-name="P2" draw:layer="layout" svg:width="4cm" svg:height="3cm" svg:x="25cm" svg:y="6.5cm">
          <text:p text:style-name="P1"><text:span text:style-name="T1">Person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9" draw:layer="layout" svg:width="2.754cm" svg:height="0.683cm" svg:x="25.5cm" svg:y="6.5cm">
          <draw:text-box>
            <text:p><text:span text:style-name="T2">getFirstname()</text:span></text:p>
          </draw:text-box>
        </draw:frame>
        <draw:frame draw:style-name="gr2" draw:text-style-name="P3" draw:id="id15" draw:layer="layout" svg:width="3.017cm" svg:height="0.683cm" svg:x="25.5cm" svg:y="7cm">
          <draw:text-box>
            <text:p><text:span text:style-name="T2">getLastname()</text:span></text:p>
          </draw:text-box>
        </draw:frame>
        <draw:connector draw:style-name="gr5" draw:text-style-name="P5" draw:layer="layout" draw:type="line" svg:x1="17cm" svg:y1="2.637cm" svg:x2="21.583cm" svg:y2="1.617cm" draw:start-shape="id8" svg:d="m17000 2637 4583-1020">
          <text:p text:style-name="P1"><text:span text:style-name="T3">Get infos</text:span></text:p>
        </draw:connector>
        <draw:connector draw:style-name="gr6" draw:text-style-name="P1" draw:id="id10" draw:layer="layout" draw:type="line" svg:x1="21.583cm" svg:y1="1.617cm" svg:x2="25.5cm" svg:y2="6.841cm" draw:end-shape="id9" svg:d="m21583 1617 3917 5224">
          <text:p/>
        </draw:connector>
        <draw:connector draw:style-name="gr6" draw:text-style-name="P1" draw:layer="layout" draw:type="line" svg:x1="21.583cm" svg:y1="1.617cm" svg:x2="25.413cm" svg:y2="1.141cm" draw:start-shape="id10" draw:start-glue-point="2" draw:end-shape="id11" svg:d="m21583 1617 3830-476">
          <text:p/>
        </draw:connector>
        <draw:connector draw:style-name="gr6" draw:text-style-name="P1" draw:layer="layout" draw:type="line" svg:x1="21.583cm" svg:y1="1.617cm" svg:x2="25.3cm" svg:y2="1.758cm" draw:start-shape="id10" draw:start-glue-point="2" draw:end-shape="id12" draw:end-glue-point="3" svg:d="m21583 1617 3717 141">
          <text:p/>
        </draw:connector>
        <draw:connector draw:style-name="gr6" draw:text-style-name="P1" draw:layer="layout" draw:type="line" svg:x1="21.583cm" svg:y1="1.617cm" svg:x2="25.424cm" svg:y2="2.341cm" draw:start-shape="id10" draw:start-glue-point="2" draw:end-shape="id13" svg:d="m21583 1617 3841 724">
          <text:p/>
        </draw:connector>
        <draw:connector draw:style-name="gr6" draw:text-style-name="P1" draw:layer="layout" draw:type="line" svg:x1="21.583cm" svg:y1="1.617cm" svg:x2="25.7cm" svg:y2="2.841cm" draw:start-shape="id10" draw:start-glue-point="2" draw:end-shape="id14" draw:end-glue-point="3" svg:d="m21583 1617 4117 1224">
          <text:p/>
        </draw:connector>
        <draw:connector draw:style-name="gr6" draw:text-style-name="P1" draw:layer="layout" draw:type="line" svg:x1="21.583cm" svg:y1="1.617cm" svg:x2="25.5cm" svg:y2="7.341cm" draw:start-shape="id10" draw:start-glue-point="2" draw:end-shape="id15" svg:d="m21583 1617 3917 5724">
          <text:p/>
        </draw:connector>
        <draw:custom-shape draw:style-name="gr1" draw:text-style-name="P2" draw:id="id20" draw:layer="layout" svg:width="4.5cm" svg:height="3cm" svg:x="0.5cm" svg:y="1.4cm">
          <text:p text:style-name="P1"><text:span text:style-name="T1">Ajouter/Modifi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1" draw:layer="layout" svg:width="4.5cm" svg:height="3cm" svg:x="0.5cm" svg:y="4.4cm">
          <text:p text:style-name="P1"><text:span text:style-name="T1">De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2" draw:layer="layout" svg:width="4.5cm" svg:height="3cm" svg:x="0.5cm" svg:y="7.4cm">
          <text:p text:style-name="P1"><text:span text:style-name="T1">Supprimer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s" svg:x1="11.024cm" svg:y1="1.739cm" svg:x2="14.5cm" svg:y2="1.862cm" draw:end-shape="id16" svg:d="m11024 1739v0l2975 123h501">
          <text:p text:style-name="P1"><text:span text:style-name="T4">clic</text:span></text:p>
        </draw:connector>
        <draw:connector draw:style-name="gr4" draw:text-style-name="P1" draw:layer="layout" draw:type="lines" svg:x1="11cm" svg:y1="2.511cm" svg:x2="14.026cm" svg:y2="2.637cm" draw:end-shape="id8" draw:end-glue-point="3" svg:d="m11000 2511v0l2525 126h501">
          <text:p text:style-name="P1"><text:span text:style-name="T4">clic</text:span></text:p>
        </draw:connector>
        <draw:connector draw:style-name="gr4" draw:text-style-name="P1" draw:layer="layout" draw:type="lines" svg:x1="10.975cm" svg:y1="3.013cm" svg:x2="14.101cm" svg:y2="3.137cm" draw:end-shape="id17" svg:d="m10975 3013v0l2625 124h501">
          <text:p text:style-name="P1"><text:span text:style-name="T4">clic</text:span></text:p>
        </draw:connector>
        <draw:connector draw:style-name="gr4" draw:text-style-name="P1" draw:layer="layout" draw:type="lines" svg:x1="11cm" svg:y1="3.772cm" svg:x2="14cm" svg:y2="3.862cm" draw:end-shape="id18" draw:end-glue-point="3" svg:d="m11000 3772v0l2499 90h501">
          <text:p text:style-name="P1"><text:span text:style-name="T4">clic</text:span></text:p>
        </draw:connector>
        <draw:connector draw:style-name="gr4" draw:text-style-name="P1" draw:layer="layout" draw:type="lines" svg:x1="12.176cm" svg:y1="8.672cm" svg:x2="13.6cm" svg:y2="8.616cm" draw:end-shape="id19" draw:end-glue-point="3" svg:d="m12176 8672v0l923-56h501">
          <text:p text:style-name="P1"><text:span text:style-name="T4">clic</text:span></text:p>
        </draw:connector>
        <draw:connector draw:style-name="gr4" draw:text-style-name="P7" draw:layer="layout" draw:type="lines" svg:x1="14.026cm" svg:y1="2.637cm" svg:x2="5cm" svg:y2="2.9cm" draw:start-shape="id8" draw:start-glue-point="3" draw:end-shape="id20" svg:d="m14026 2637h-501l-8024 263h-501">
          <text:p text:style-name="P1"><text:span text:style-name="T5">Ouverture fenêtre</text:span></text:p>
        </draw:connector>
        <draw:connector draw:style-name="gr4" draw:text-style-name="P7" draw:layer="layout" draw:type="lines" svg:x1="14.5cm" svg:y1="1.862cm" svg:x2="5cm" svg:y2="2.9cm" draw:start-shape="id16" draw:start-glue-point="3" draw:end-shape="id20" svg:d="m14500 1862h-501l-8498 1038h-501">
          <text:p text:style-name="P1"><text:span text:style-name="T5">Ouverture fenêtre</text:span></text:p>
        </draw:connector>
        <draw:connector draw:style-name="gr7" draw:text-style-name="P1" draw:layer="layout" draw:type="line" svg:x1="17.689cm" svg:y1="3.137cm" svg:x2="21.583cm" svg:y2="1.617cm" draw:start-shape="id17" draw:end-shape="id10" draw:end-glue-point="2" svg:d="m17689 3137 3894-1520">
          <text:p/>
        </draw:connector>
        <draw:connector draw:style-name="gr4" draw:text-style-name="P7" draw:layer="layout" draw:type="lines" svg:x1="14.101cm" svg:y1="3.137cm" svg:x2="5cm" svg:y2="5.9cm" draw:start-shape="id17" draw:end-shape="id21" svg:d="m14101 3137h-501l-8099 2763h-501">
          <text:p text:style-name="P1"><text:span text:style-name="T5">Ouverture fenêtre</text:span></text:p>
        </draw:connector>
        <draw:connector draw:style-name="gr4" draw:text-style-name="P7" draw:layer="layout" draw:type="lines" svg:x1="14cm" svg:y1="3.862cm" svg:x2="5cm" svg:y2="8.9cm" draw:start-shape="id18" draw:end-shape="id22" svg:d="m14000 3862h-501l-7998 5038h-501">
          <text:p text:style-name="P1"><text:span text:style-name="T5">Ouverture fenêtre</text:span></text:p>
        </draw:connector>
        <draw:custom-shape draw:style-name="gr1" draw:text-style-name="P2" draw:layer="layout" svg:width="4cm" svg:height="3cm" svg:x="25cm" svg:y="11cm">
          <text:p text:style-name="P1"><text:span text:style-name="T1">Grou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42" draw:layer="layout" svg:width="3.254cm" svg:height="0.683cm" svg:x="25.446cm" svg:y="11.317cm">
          <draw:text-box>
            <text:p><text:span text:style-name="T2">getGroupelist()</text:span></text:p>
          </draw:text-box>
        </draw:frame>
        <draw:connector draw:style-name="gr4" draw:text-style-name="P7" draw:layer="layout" draw:type="lines" svg:x1="13.6cm" svg:y1="8.616cm" svg:x2="5cm" svg:y2="14.45cm" draw:start-shape="id19" draw:start-glue-point="3" draw:end-shape="id23" draw:end-glue-point="1" svg:d="m13600 8616h-501l-7598 5834h-501">
          <text:p text:style-name="P1"><text:span text:style-name="T5">Rafraichir liste</text:span></text:p>
        </draw:connector>
        <draw:frame draw:style-name="gr2" draw:text-style-name="P4" draw:id="id24" draw:layer="layout" svg:width="4.896cm" svg:height="0.725cm" svg:x="0.3cm" svg:y="3.5cm">
          <draw:text-box>
            <text:p><text:span text:style-name="T3">Bouton ajouter/modifier</text:span></text:p>
          </draw:text-box>
        </draw:frame>
        <draw:connector draw:style-name="gr4" draw:text-style-name="P5" draw:layer="layout" draw:type="lines" svg:x1="5.196cm" svg:y1="3.862cm" svg:x2="7.541cm" svg:y2="3.942cm" draw:start-shape="id24" svg:d="m5196 3862h501l1844 80v0">
          <text:p text:style-name="P1"><text:span text:style-name="T3">clic</text:span></text:p>
        </draw:connector>
        <draw:frame draw:style-name="gr3" draw:text-style-name="P4" draw:id="id25" draw:layer="layout" svg:width="2.538cm" svg:height="0.725cm" svg:x="1.538cm" svg:y="9.5cm">
          <draw:text-box>
            <text:p><text:span text:style-name="T3">Bouton oui</text:span></text:p>
          </draw:text-box>
        </draw:frame>
        <draw:connector draw:style-name="gr4" draw:text-style-name="P5" draw:layer="layout" draw:type="lines" svg:x1="4.076cm" svg:y1="9.862cm" svg:x2="7.5cm" svg:y2="9.942cm" draw:start-shape="id25" svg:d="m4076 9862h501l2923 80v0">
          <text:p text:style-name="P1"><text:span text:style-name="T3">clic</text:span></text:p>
        </draw:connector>
        <draw:frame draw:style-name="gr2" draw:text-style-name="P4" draw:id="id26" draw:layer="layout" svg:width="2.682cm" svg:height="0.725cm" svg:x="1.459cm" svg:y="7.775cm">
          <draw:text-box>
            <text:p><text:span text:style-name="T3">Bouton non</text:span></text:p>
          </draw:text-box>
        </draw:frame>
        <draw:connector draw:style-name="gr4" draw:text-style-name="P5" draw:layer="layout" draw:type="lines" svg:x1="4.141cm" svg:y1="8.137cm" svg:x2="7.329cm" svg:y2="8.176cm" draw:start-shape="id26" svg:d="m4141 8137h501l2687 39v0">
          <text:p text:style-name="P1"><text:span text:style-name="T3">clic</text:span></text:p>
        </draw:connector>
        <draw:frame draw:style-name="gr2" draw:text-style-name="P4" draw:id="id27" draw:layer="layout" svg:width="3.152cm" svg:height="0.725cm" svg:x="1.1cm" svg:y="6.5cm">
          <draw:text-box>
            <text:p><text:span text:style-name="T3">Bouton quitter</text:span></text:p>
          </draw:text-box>
        </draw:frame>
        <draw:connector draw:style-name="gr4" draw:text-style-name="P5" draw:layer="layout" draw:type="lines" svg:x1="4.252cm" svg:y1="6.862cm" svg:x2="7.303cm" svg:y2="6.932cm" draw:start-shape="id27" svg:d="m4252 6862h501l2550 70v0">
          <text:p text:style-name="P1"><text:span text:style-name="T3">clic</text:span></text:p>
        </draw:connector>
        <draw:frame draw:style-name="gr2" draw:text-style-name="P4" draw:id="id28" draw:layer="layout" svg:width="3.389cm" svg:height="0.725cm" svg:x="1.1cm" svg:y="3cm">
          <draw:text-box>
            <text:p><text:span text:style-name="T3">Bouton annuler</text:span></text:p>
          </draw:text-box>
        </draw:frame>
        <draw:connector draw:style-name="gr4" draw:text-style-name="P5" draw:layer="layout" draw:type="lines" svg:x1="4.489cm" svg:y1="3.362cm" svg:x2="7.741cm" svg:y2="3.442cm" draw:start-shape="id28" svg:d="m4489 3362h501l2751 80v0">
          <text:p text:style-name="P1"><text:span text:style-name="T3">clic</text:span></text:p>
        </draw:connector>
        <draw:frame draw:style-name="gr3" draw:text-style-name="P3" draw:id="id29" draw:layer="layout" svg:width="3.635cm" svg:height="0.683cm" svg:x="13.524cm" svg:y="9.275cm">
          <draw:text-box>
            <text:p><text:span text:style-name="T2">NonSuppression()</text:span></text:p>
          </draw:text-box>
        </draw:frame>
        <draw:connector draw:style-name="gr4" draw:text-style-name="P1" draw:layer="layout" draw:type="lines" svg:x1="12.2cm" svg:y1="9.672cm" svg:x2="13.524cm" svg:y2="9.616cm" draw:end-shape="id29" draw:end-glue-point="3" svg:d="m12200 9672v0l823-56h501">
          <text:p text:style-name="P1"><text:span text:style-name="T4">clic</text:span></text:p>
        </draw:connector>
        <draw:connector draw:style-name="gr6" draw:text-style-name="P1" draw:layer="layout" draw:type="lines" svg:x1="13.524cm" svg:y1="9.616cm" svg:x2="5cm" svg:y2="14.45cm" draw:start-shape="id29" draw:start-glue-point="3" draw:end-shape="id23" draw:end-glue-point="1" svg:d="m13524 9616h-501l-7522 4834h-501">
          <text:p/>
        </draw:connector>
        <draw:frame draw:style-name="gr3" draw:text-style-name="P3" draw:id="id30" draw:layer="layout" svg:width="4.219cm" svg:height="0.683cm" svg:x="13.424cm" svg:y="10cm">
          <draw:text-box>
            <text:p><text:span text:style-name="T2">annulerSuppression()</text:span></text:p>
          </draw:text-box>
        </draw:frame>
        <draw:connector draw:style-name="gr4" draw:text-style-name="P1" draw:layer="layout" draw:type="lines" svg:x1="12cm" svg:y1="10.397cm" svg:x2="13.424cm" svg:y2="10.341cm" draw:end-shape="id30" draw:end-glue-point="3" svg:d="m12000 10397v0l923-56h501">
          <text:p text:style-name="P1"><text:span text:style-name="T4">clic</text:span></text:p>
        </draw:connector>
        <draw:connector draw:style-name="gr6" draw:text-style-name="P1" draw:layer="layout" draw:type="lines" svg:x1="13.424cm" svg:y1="10.341cm" svg:x2="5cm" svg:y2="14.45cm" draw:start-shape="id30" draw:end-shape="id23" draw:end-glue-point="1" svg:d="m13424 10341h-501l-7422 4109h-501">
          <text:p/>
        </draw:connector>
        <draw:frame draw:style-name="gr3" draw:text-style-name="P4" draw:id="id31" draw:layer="layout" svg:width="4.151cm" svg:height="0.725cm" svg:x="13.524cm" svg:y="10.775cm">
          <draw:text-box>
            <text:p><text:span text:style-name="T2">annulerModification</text:span><text:span text:style-name="T3">()</text:span></text:p>
          </draw:text-box>
        </draw:frame>
        <draw:connector draw:style-name="gr4" draw:text-style-name="P1" draw:layer="layout" draw:type="lines" svg:x1="12.2cm" svg:y1="11.172cm" svg:x2="13.524cm" svg:y2="11.137cm" draw:end-shape="id31" draw:end-glue-point="3" svg:d="m12200 11172v0l823-35h501">
          <text:p text:style-name="P1"><text:span text:style-name="T4">clic</text:span></text:p>
        </draw:connector>
        <draw:connector draw:style-name="gr6" draw:text-style-name="P1" draw:layer="layout" draw:type="lines" svg:x1="13.524cm" svg:y1="11.137cm" svg:x2="5cm" svg:y2="14.45cm" draw:start-shape="id31" draw:start-glue-point="3" draw:end-shape="id23" draw:end-glue-point="1" svg:d="m13524 11137h-501l-7522 3313h-501">
          <text:p/>
        </draw:connector>
        <draw:frame draw:style-name="gr3" draw:text-style-name="P3" draw:id="id32" draw:layer="layout" svg:width="3.791cm" svg:height="0.683cm" svg:x="13.724cm" svg:y="11.5cm">
          <draw:text-box>
            <text:p><text:span text:style-name="T2">quitterDescription()</text:span></text:p>
          </draw:text-box>
        </draw:frame>
        <draw:connector draw:style-name="gr4" draw:text-style-name="P1" draw:layer="layout" draw:type="lines" svg:x1="12cm" svg:y1="11.897cm" svg:x2="13.724cm" svg:y2="11.841cm" draw:end-shape="id32" draw:end-glue-point="3" svg:d="m12000 11897v0l1223-56h501">
          <text:p text:style-name="P1"><text:span text:style-name="T4">clic</text:span></text:p>
        </draw:connector>
        <draw:connector draw:style-name="gr6" draw:text-style-name="P1" draw:layer="layout" draw:type="lines" svg:x1="13.724cm" svg:y1="11.841cm" svg:x2="5cm" svg:y2="14.45cm" draw:start-shape="id32" draw:start-glue-point="3" draw:end-shape="id23" svg:d="m13724 11841h-501l-7722 2609h-501">
          <text:p/>
        </draw:connector>
        <draw:frame draw:style-name="gr3" draw:text-style-name="P4" draw:id="id33" draw:layer="layout" svg:width="3cm" svg:height="0.725cm" svg:x="13.824cm" svg:y="6.5cm">
          <draw:text-box>
            <text:p><text:span text:style-name="T3">validerAjout()</text:span></text:p>
          </draw:text-box>
        </draw:frame>
        <draw:connector draw:style-name="gr4" draw:text-style-name="P1" draw:layer="layout" draw:type="lines" svg:x1="12.2cm" svg:y1="6.897cm" svg:x2="13.824cm" svg:y2="6.862cm" draw:end-shape="id33" draw:end-glue-point="3" svg:d="m12200 6897v0l1123-35h501">
          <text:p text:style-name="P1"><text:span text:style-name="T4">clic</text:span></text:p>
        </draw:connector>
        <draw:frame draw:style-name="gr3" draw:text-style-name="P4" draw:id="id34" draw:layer="layout" svg:width="3.067cm" svg:height="0.725cm" svg:x="13.624cm" svg:y="5.775cm">
          <draw:text-box>
            <text:p><text:span text:style-name="T3">validerModif()</text:span></text:p>
          </draw:text-box>
        </draw:frame>
        <draw:connector draw:style-name="gr4" draw:text-style-name="P1" draw:layer="layout" draw:type="lines" svg:x1="12.2cm" svg:y1="6.172cm" svg:x2="13.624cm" svg:y2="6.137cm" draw:end-shape="id34" draw:end-glue-point="3" svg:d="m12200 6172v0l923-35h501">
          <text:p text:style-name="P1"><text:span text:style-name="T4">clic</text:span></text:p>
        </draw:connector>
        <draw:frame draw:style-name="gr3" draw:text-style-name="P4" draw:id="id35" draw:layer="layout" svg:width="3.711cm" svg:height="0.725cm" svg:x="13.624cm" svg:y="5cm">
          <draw:text-box>
            <text:p><text:span text:style-name="T3">ouiSuppression()</text:span></text:p>
          </draw:text-box>
        </draw:frame>
        <draw:connector draw:style-name="gr4" draw:text-style-name="P1" draw:layer="layout" draw:type="lines" svg:x1="12.2cm" svg:y1="5.397cm" svg:x2="13.624cm" svg:y2="5.362cm" draw:end-shape="id35" draw:end-glue-point="3" svg:d="m12200 5397v0l923-35h501">
          <text:p text:style-name="P1"><text:span text:style-name="T4">clic</text:span></text:p>
        </draw:connector>
        <draw:custom-shape draw:style-name="gr1" draw:text-style-name="P2" draw:layer="layout" svg:width="4cm" svg:height="5.5cm" svg:x="25cm" svg:y="14cm">
          <text:p text:style-name="P1"><text:span text:style-name="T1">Phone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id="id36" draw:layer="layout" svg:width="2.754cm" svg:height="0.683cm" svg:x="25.5cm" svg:y="15.817cm">
          <draw:text-box>
            <text:p><text:span text:style-name="T2">addContact()</text:span></text:p>
          </draw:text-box>
        </draw:frame>
        <draw:frame draw:style-name="gr2" draw:text-style-name="P3" draw:id="id37" draw:layer="layout" svg:width="3.254cm" svg:height="0.683cm" svg:x="25.246cm" svg:y="15cm">
          <draw:text-box>
            <text:p><text:span text:style-name="T2">modifyContact()</text:span></text:p>
          </draw:text-box>
        </draw:frame>
        <draw:frame draw:style-name="gr2" draw:text-style-name="P3" draw:id="id38" draw:layer="layout" svg:width="3.165cm" svg:height="0.683cm" svg:x="25.296cm" svg:y="14.245cm">
          <draw:text-box>
            <text:p><text:span text:style-name="T2">deleteContact()</text:span></text:p>
          </draw:text-box>
        </draw:frame>
        <draw:frame draw:style-name="gr2" draw:text-style-name="P3" draw:id="id39" draw:layer="layout" svg:width="3.271cm" svg:height="0.683cm" svg:x="25.229cm" svg:y="17.317cm">
          <draw:text-box>
            <text:p><text:span text:style-name="T2">getAllContacts()</text:span></text:p>
          </draw:text-box>
        </draw:frame>
        <draw:frame draw:style-name="gr2" draw:text-style-name="P3" draw:id="id40" draw:layer="layout" svg:width="4.38cm" svg:height="0.683cm" svg:x="25.12cm" svg:y="18cm">
          <draw:text-box>
            <text:p><text:span text:style-name="T2">getContactsByGroup()</text:span></text:p>
          </draw:text-box>
        </draw:frame>
        <draw:connector draw:style-name="gr6" draw:text-style-name="P1" draw:layer="layout" draw:type="line" svg:x1="16.824cm" svg:y1="6.862cm" svg:x2="25.5cm" svg:y2="16.158cm" draw:start-shape="id33" draw:start-glue-point="1" draw:end-shape="id36" draw:end-glue-point="3" svg:d="m16824 6862 8676 9296">
          <text:p/>
        </draw:connector>
        <draw:connector draw:style-name="gr6" draw:text-style-name="P1" draw:layer="layout" draw:type="line" svg:x1="16.691cm" svg:y1="6.137cm" svg:x2="25.246cm" svg:y2="15.341cm" draw:start-shape="id34" draw:start-glue-point="1" draw:end-shape="id37" draw:end-glue-point="3" svg:d="m16691 6137 8555 9204">
          <text:p/>
        </draw:connector>
        <draw:connector draw:style-name="gr6" draw:text-style-name="P1" draw:layer="layout" draw:type="line" svg:x1="17.335cm" svg:y1="5.362cm" svg:x2="25.296cm" svg:y2="14.586cm" draw:start-shape="id35" draw:start-glue-point="1" draw:end-shape="id38" draw:end-glue-point="3" svg:d="m17335 5362 7961 9224">
          <text:p/>
        </draw:connector>
        <draw:connector draw:style-name="gr6" draw:text-style-name="P1" draw:layer="layout" draw:type="line" svg:x1="19.288cm" svg:y1="12.961cm" svg:x2="25.229cm" svg:y2="17.658cm" draw:end-shape="id39" draw:end-glue-point="3" svg:d="m19288 12961 5941 4697">
          <text:p/>
        </draw:connector>
        <draw:connector draw:style-name="gr6" draw:text-style-name="P1" draw:layer="layout" draw:type="line" svg:x1="19.288cm" svg:y1="12.961cm" svg:x2="25.12cm" svg:y2="18.341cm" draw:end-shape="id40" draw:end-glue-point="3" svg:d="m19288 12961 5832 5380">
          <text:p/>
        </draw:connector>
        <draw:connector draw:style-name="gr7" draw:text-style-name="P1" draw:id="id41" draw:layer="layout" draw:type="line" svg:x1="19.288cm" svg:y1="12.961cm" svg:x2="17.197cm" svg:y2="8.616cm" draw:end-shape="id19" draw:end-glue-point="1" svg:d="m19288 12961-2091-4345">
          <text:p/>
        </draw:connector>
        <draw:connector draw:style-name="gr6" draw:text-style-name="P1" draw:layer="layout" draw:type="line" svg:x1="19.288cm" svg:y1="12.961cm" svg:x2="25.446cm" svg:y2="11.658cm" draw:start-shape="id41" draw:start-glue-point="2" draw:end-shape="id42" svg:d="m19288 12961 6158-13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amor </meta:initial-creator>
    <meta:creation-date>2011-02-14T17:06:11</meta:creation-date>
    <dc:date>2011-02-18T12:24:28</dc:date>
    <dc:creator>Zarmakuizz </dc:creator>
    <meta:editing-duration>PT02H53M04S</meta:editing-duration>
    <meta:editing-cycles>16</meta:editing-cycles>
    <meta:generator>BrOffice.org/3.2$Unix OpenOffice.org_project/320m19$Build-9505</meta:generator>
    <meta:document-statistic meta:object-count="95"/>
  </office:meta>
</office:document-meta>
</file>